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4" style:family="table-row">
      <style:table-row-properties style:min-row-height="0.05in"/>
    </style:style>
    <style:style style:name="Table3" style:family="table">
      <style:table-properties style:width="6.6924in" fo:break-before="page" table:align="margins"/>
    </style:style>
    <style:style style:name="Table3.A" style:family="table-column">
      <style:table-column-properties style:column-width="4.4375in" style:rel-column-width="43451*"/>
    </style:style>
    <style:style style:name="Table3.B" style:family="table-column">
      <style:table-column-properties style:column-width="2.2549in" style:rel-column-width="2208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0.5in" fo:margin-right="0in" fo:text-indent="0in" style:auto-text-indent="false" fo:background-color="#cccccc">
        <style:background-image/>
      </style:paragraph-properties>
    </style:style>
    <style:style style:name="P18" style:family="paragraph" style:parent-style-name="Text_20_body">
      <style:text-properties style:font-name="Bitstream Vera Sans3" fo:font-style="italic" style:font-style-asian="italic" style:font-style-complex="italic"/>
    </style:style>
    <style:style style:name="P19" style:family="paragraph" style:parent-style-name="Table_20_Heading">
      <style:text-properties fo:font-size="13pt" style:font-size-asian="13pt" style:font-size-complex="13pt"/>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ext_20_body">
      <style:text-properties fo:font-style="italic" style:font-style-asian="italic" style:font-style-complex="italic"/>
    </style:style>
    <style:style style:name="P23" style:family="paragraph" style:parent-style-name="Text_20_body" style:list-style-name="Numbering_20_1"/>
    <style:style style:name="P24" style:family="paragraph" style:parent-style-name="Text_20_body">
      <style:text-properties fo:font-style="italic" fo:font-weight="normal" style:font-style-asian="italic" style:font-weight-asian="normal" style:font-style-complex="italic" style:font-weight-complex="normal"/>
    </style:style>
    <style:style style:name="P25" style:family="paragraph" style:parent-style-name="Text_20_body" style:list-style-name="L3">
      <style:text-properties style:font-name="Bitstream Vera Sans3"/>
    </style:style>
    <style:style style:name="P26" style:family="paragraph" style:parent-style-name="Text_20_body" style:list-style-name="L4">
      <style:text-properties style:font-name="Bitstream Vera Sans3"/>
    </style:style>
    <style:style style:name="P27" style:family="paragraph" style:parent-style-name="Text_20_body" style:list-style-name="L5">
      <style:text-properties style:font-name="Bitstream Vera Sans3"/>
    </style:style>
    <style:style style:name="P28"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29" style:family="paragraph" style:parent-style-name="Text_20_body" style:list-style-name="L6">
      <style:text-properties style:font-name="Bitstream Vera Sans3"/>
    </style:style>
    <style:style style:name="P30"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1"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 – Posch</text:h>
      <text:p text:style-name="P18">[Das Zeitgerüst muss überarbeitet werden; ideal wäre ein neuer Ablaufplan]</text:p>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9">Meilenstein</text:p>
            </table:table-cell>
            <table:table-cell table:style-name="Table3.B1" office:value-type="string">
              <text:p text:style-name="P19">Datum</text:p>
            </table:table-cell>
          </table:table-row>
        </table:table-header-rows>
        <table:table-row>
          <table:table-cell table:style-name="Table3.A2" office:value-type="string">
            <text:p text:style-name="P20">Grobkonzept</text:p>
          </table:table-cell>
          <table:table-cell table:style-name="Table3.B2" office:value-type="string">
            <text:p text:style-name="Table_20_Contents">22.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1"><text:bookmark text:name="task11"/>Feinkonzept</text:p>
          </table:table-cell>
          <table:table-cell table:style-name="Table3.B2" office:value-type="string">
            <text:p text:style-name="Table_20_Contents">16. Februar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1"><text:bookmark text:name="task14"/>Beta Version der BFLib</text:p>
          </table:table-cell>
          <table:table-cell table:style-name="Table3.B2" office:value-type="string">
            <text:p text:style-name="Table_20_Contents">29. März 2006</text:p>
          </table:table-cell>
        </table:table-row>
        <table:table-row>
          <table:table-cell table:style-name="Table3.B2" table:number-columns-spanned="2" office:value-type="string">
            <text:p text:style-name="Table_20_Contents">Die „Brainfuck Library“ soll möglichst schnell fertiggestellt werden, da sie die Grundlage für alle anderen Programmkomponenten bereitstellt.</text:p>
          </table:table-cell>
          <table:covered-table-cell/>
        </table:table-row>
        <table:table-row>
          <table:table-cell table:style-name="Table3.A2" office:value-type="string">
            <text:p text:style-name="P21"><text:bookmark text:name="task16"/>Beta Version der GUI</text:p>
          </table:table-cell>
          <table:table-cell table:style-name="Table3.B2" office:value-type="string">
            <text:p text:style-name="Table_20_Contents">03. Mai 2006</text:p>
          </table:table-cell>
        </table:table-row>
        <table:table-row>
          <table:table-cell table:style-name="Table3.B2" table:number-columns-spanned="2" office:value-type="string">
            <text:p text:style-name="Table_20_Contents">Die graphische Benutzeroberfläche ist voraussichtlich der aufwändigste Teil des Projektes und es wird daher auch am längsten dauern, bis eine Beta Version vorhanden ist.</text:p>
          </table:table-cell>
          <table:covered-table-cell/>
        </table:table-row>
        <table:table-row>
          <table:table-cell table:style-name="Table3.A2" office:value-type="string">
            <text:p text:style-name="P21"><text:bookmark text:name="task18"/>Beta Version der Entwicklungswerkzeuge</text:p>
          </table:table-cell>
          <table:table-cell table:style-name="Table3.B2" office:value-type="string">
            <text:p text:style-name="Table_20_Contents">19. April 2006</text:p>
          </table:table-cell>
        </table:table-row>
        <table:table-row>
          <table:table-cell table:style-name="Table3.B2" table:number-columns-spanned="2" office:value-type="string">
            <text:p text:style-name="Table_20_Contents">Die Entwicklungswerkzeuge, also der Compiler und der Interpreter, sind gegenüber der GUI nicht sehr aufwändig zu implementieren und werden daher reletiv rasch bereitsstehen. Durch diesen geringen Aufwand stehen sie aber nicht an primärer Stelle.</text:p>
          </table:table-cell>
          <table:covered-table-cell/>
        </table:table-row>
        <table:table-row>
          <table:table-cell table:style-name="Table3.A2" office:value-type="string">
            <text:p text:style-name="P21"><text:bookmark text:name="task19"/>Beta Version des Brainfuck Studio</text:p>
          </table:table-cell>
          <table:table-cell table:style-name="Table3.B2" office:value-type="string">
            <text:p text:style-name="Table_20_Contents">03. Mai 2006</text:p>
          </table:table-cell>
        </table:table-row>
        <table:table-row>
          <table:table-cell table:style-name="Table3.B2" table:number-columns-spanned="2" office:value-type="string">
            <text:p text:style-name="Table_20_Contents">Dieser Meilenstein ist erreicht, sobald alle Programmkomponenten mit der wichtigsten Funktionalität fertiggestellt sind. Dies ist die Grundlage für den Übergang in die Testphase.</text:p>
          </table:table-cell>
          <table:covered-table-cell/>
        </table:table-row>
        <table:table-row>
          <table:table-cell table:style-name="Table3.A2" office:value-type="string">
            <text:p text:style-name="P21">Abschluss der Testphase</text:p>
          </table:table-cell>
          <table:table-cell table:style-name="Table3.B2" office:value-type="string">
            <text:p text:style-name="Table_20_Contents">31. Mai 2006</text:p>
          </table:table-cell>
        </table:table-row>
        <table:table-row>
          <table:table-cell table:style-name="Table3.B2" table:number-columns-spanned="2" office:value-type="string">
            <text:p text:style-name="Table_20_Contents">Die Testphase wird in eine Alpha- bzw. Beta-Phase unterteilt. In dieser Zeit wird das Brainfuck Studio höchst möglich optimiert und mit einer fehlerfreien (und noch nicht mit allen Feinheiten ausgestatteten) Version abgeschlossen.</text:p>
          </table:table-cell>
          <table:covered-table-cell/>
        </table:table-row>
        <table:table-row>
          <table:table-cell table:style-name="Table3.A2" office:value-type="string">
            <text:p text:style-name="P21"><text:bookmark text:name="task25"/>Projektabschluss</text:p>
          </table:table-cell>
          <table:table-cell table:style-name="Table3.B2" office:value-type="string">
            <text:p text:style-name="Table_20_Contents">31. Ma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 / Logischer Programmaufbau – Moser, Kragl</text:h>
      <text:p text:style-name="P22">[Dieser Punkt beschreibt die Komponenten Benutzeroberfläche, Debugger, Compiler und deren Zusammenarbeit.]</text:p>
      <text:h text:style-name="Heading_20_1" text:outline-level="1">UML-Diagramm – Posch</text:h>
      <text:p text:style-name="P22">[Das UML-Klassendiagramm setzt sich zusammen aus dem Klassendiagramm der Brainfuck Werkzeuge und dem Klassendiagramm, das aus dem User Interface generiert werden kann.]</text:p>
      <text:h text:style-name="Heading_20_1" text:outline-level="1">Oberfläche – Moser, Kragl</text:h>
      <text:h text:style-name="Heading_20_2" text:outline-level="2">EN ISO 9241 – 10: Grundsätze der Dialoggestaltung</text:h>
      <text:list text:style-name="Numbering_20_1">
        <text:list-item>
          <text:p text:style-name="P23"><text:span text:style-name="T4">Aufgabenangemessenheit</text:span><text:line-break/><text:line-break/>"Ein Dialog ist aufgabenangemessen, wenn er den Benutzer unterstützt, <text:line-break/>seine Arbeitsaufgbe effektiv und effizient zu erledigen." <text:line-break/></text:p>
        </text:list-item>
        <text:list-item>
          <text:p text:style-name="P23"><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3"><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3"><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3"><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3"><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3"><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P22">[Screenshot und Beschreibung des Hauptfensters]</text:p>
      <text:h text:style-name="Heading_20_3" text:outline-level="3">Einstellungsdialog</text:h>
      <text:p text:style-name="P22">[Screenshot des Einstellungsdialogs und Beschreibung der Optionen aus Benutzersicht und deren technische Realisierung (zB: „Option O bewirkt aus Benutzersicht folgendes: ... Realisierung: Die Eigenschaften der Klasse XY werden durch Aufruf der Methode setSomething() geändert“)]</text:p>
      <text:h text:style-name="Heading_20_2" text:outline-level="2">Menüleiste</text:h>
      <text:p text:style-name="P22">[Beschreibung der Menüleiste in Aufzählungspunkten]</text:p>
      <text:h text:style-name="Heading_20_1" text:outline-level="1">Compiler – Posch, Christa</text:h>
      <text:p text:style-name="P22">[Ausführliche Beschreibungen sind je nach Notwendigkeit zu schreiben!]</text:p>
      <text:h text:style-name="Heading_20_2" text:outline-level="2">Ablaufplan – Christa</text:h>
      <text:p text:style-name="P22">[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Fehlerbehandlung – Christa</text:h>
      <text:p text:style-name="P22">[Wie reagiert der Compiler auf Fehler? Dieser Punkt kann vermutlich im Punkt 8.1 geklärt werden und ist somit überflüssig.]</text:p>
      <text:h text:style-name="Heading_20_1" text:outline-level="1">Debugger – Posch, Christa</text:h>
      <text:p text:style-name="P24">[Kurze Beschreibung wie der Debugger vorerst funktioniert (Tabelle, bestehend aus Zellenindex- und wert, woher kommen diese Informationen usw...)]</text:p>
      <text:h text:style-name="Heading_20_2" text:outline-level="2">Ablaufplan – Christa</text:h>
      <text:p text:style-name="P22">[Flussdiagramm (oder UML-Diagramm), welches den Datenfluss beim Debugging beschreibt. Daraus soll vor allem hervorgehen, woher der Debugger die Daten bezieht was er damit macht]</text:p>
      <text:h text:style-name="Heading_20_2" text:outline-level="2">Leistungsmerkmale – Posch</text:h>
      <text:p text:style-name="P22">[Siehe Punkt 9; eine genaue Aufteilung ist zu überlegen!]</text:p>
      <text:h text:style-name="Heading_20_1" text:outline-level="1">Schnittstellen – Posch</text:h>
      <text:p text:style-name="P22">[Beschreibung der Schnittstellen zwischen Programmkomponenten]</text:p>
      <text:h text:style-name="Heading_20_2" text:outline-level="2">Kommandozeile</text:h>
      <text:p text:style-name="P22">[Kommandozeilenoptionen (zT von Qt)]</text:p>
      <text:h text:style-name="Heading_20_2" text:outline-level="2">Entwicklungswerkzeuge</text:h>
      <text:p text:style-name="Text_20_body"><text:span text:style-name="T5">[Zusammenwirkung zwischen Debugger und Compiler; kann dieser Punkt im UML-Diagramm geklärt werden??]</text:span></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3">
        <text:list-item>
          <text:p text:style-name="P25">Geschwungene Klammern müssen immer in eine neue Zeile geschrieben werden.</text:p>
        </text:list-item>
        <text:list-item>
          <text:p text:style-name="P25">Pro Zeile darf nur ein Statement vorkommen.</text:p>
        </text:list-item>
      </text:list>
      <text:h text:style-name="P11" text:outline-level="2">Einrückungen</text:h>
      <text:list text:style-name="L4">
        <text:list-item>
          <text:p text:style-name="P26">Geschwungene Klammern werden nicht eingerückt.</text:p>
        </text:list-item>
        <text:list-item>
          <text:p text:style-name="P26">Der Rumpf einer Klasse, einer Methode, ... werden eingerückt.</text:p>
        </text:list-item>
        <text:list-item>
          <text:p text:style-name="P26">Einrückungen müssen immer mit Tabulatoren gemacht werden.</text:p>
        </text:list-item>
      </text:list>
      <text:h text:style-name="P11" text:outline-level="2">Dateien</text:h>
      <text:list text:style-name="L5">
        <text:list-item>
          <text:p text:style-name="P27">Dateien haben immer die Endung cpp oder h.</text:p>
        </text:list-item>
        <text:list-item>
          <text:p text:style-name="P27">Dateien werden generell nach dem Klassennamen benannt.<text:line-break/><text:span text:style-name="T5">MyClass.cpp</text:span><text:span text:style-name="T6">,</text:span><text:span text:style-name="T5"> MyClass.h</text:span></text:p>
        </text:list-item>
        <text:list-item>
          <text:p text:style-name="P27">Der Aufbau der Dateien sieht folgendermaßen aus:</text:p>
        </text:list-item>
      </text:list>
      <text:p text:style-name="P28">/*<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6">
        <text:list-item>
          <text:p text:style-name="P29">Alle Bezeichner sind Englisch.</text:p>
        </text:list-item>
        <text:list-item>
          <text:p text:style-name="P29">Klassennamen beginnen immer mit einem Großbuchstaben.</text:p>
        </text:list-item>
        <text:list-item>
          <text:p text:style-name="P29">Methoden beginnen immer mit einem beschreibenden, klein geschriebenen Verb</text:p>
        </text:list-item>
        <text:list-item>
          <text:p text:style-name="P29">Variablen müssen in mixed-case verfasst sein und mit einem Kleinbuchstaben beginnen.</text:p>
        </text:list-item>
        <text:list-item>
          <text:p text:style-name="P29">Globale Variablen haben das Präfix <text:span text:style-name="T5">g_</text:span></text:p>
        </text:list-item>
        <text:list-item>
          <text:p text:style-name="P29">Makros bzw. Konstentant werden durchgehend mit Großbuchstaben beschrieben.</text:p>
        </text:list-item>
        <text:list-item>
          <text:p text:style-name="P29">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30">/*!<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0"><text:tab/>&lt;Deklaration geschützter Daten und Methoden&gt;<text:line-break/>};</text:p>
      <text:h text:style-name="P16" text:outline-level="3">Methoden</text:h>
      <text:p text:style-name="P30">/*!<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31" text:outline-level="4">if-Statement</text:h>
      <text:p text:style-name="P30">if (&lt;Ausdruck&gt;)<text:line-break/>{<text:line-break/><text:tab/>&lt;Code&gt;<text:line-break/>}<text:line-break/>[else if (&lt;Ausdruck&gt;)<text:line-break/>{<text:line-break/><text:tab/>&lt;Code&gt;<text:line-break/>}]<text:line-break/>[else<text:line-break/>{<text:line-break/><text:tab/>&lt;Code&gt;<text:line-break/>}]</text:p>
      <text:h text:style-name="P31" text:outline-level="4">Schleifen</text:h>
      <text:p text:style-name="P30">While (&lt;Ausdruck&gt;)<text:line-break/>{<text:line-break/><text:tab/>&lt;Code&gt;<text:line-break/>}</text:p>
      <text:p text:style-name="P30">do<text:line-break/>{<text:line-break/><text:tab/>&lt;Code&gt;<text:line-break/>}<text:line-break/>while (&lt;Ausdruck&gt;);</text:p>
      <text:h text:style-name="P31" text:outline-level="4">switch-case-Statement</text:h>
      <text:p text:style-name="P30">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16"><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5" text:fixed="true">23.12.05</text:date><text:tab/><text:tab/>Seite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2-28T19:02:20</dc:date>
    <dc:language>de-DE</dc:language>
    <meta:editing-cycles>57</meta:editing-cycles>
    <meta:editing-duration>PT16H43M33S</meta:editing-duration>
    <meta:user-defined meta:name="Info 1"/>
    <meta:user-defined meta:name="Info 2"/>
    <meta:user-defined meta:name="Info 3"/>
    <meta:user-defined meta:name="Info 4"/>
    <meta:document-statistic meta:table-count="4" meta:image-count="1" meta:object-count="0" meta:page-count="17" meta:paragraph-count="293" meta:word-count="2468" meta:character-count="18283"/>
  </office:meta>
</office:document-meta>
</file>